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404cm" fo:margin-left="-0.206cm" fo:margin-top="0cm" fo:margin-bottom="0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4.81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811cm" fo:keep-together="auto"/>
    </style:style>
    <style:style style:name="P1" style:family="paragraph" style:parent-style-name="Standard">
      <style:text-properties style:font-name="Comic Sans MS" style:font-name-asian="Comic Sans MS1" style:font-name-complex="Comic Sans MS1"/>
    </style:style>
    <style:style style:name="P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mic Sans MS" style:font-name-asian="Comic Sans MS1" style:font-name-complex="Comic Sans MS1"/>
    </style:style>
    <style:style style:name="P3" style:family="paragraph" style:parent-style-name="Standard" style:master-page-name="Standard">
      <style:paragraph-properties style:page-number="1"/>
      <style:text-properties style:font-name="Comic Sans MS" fo:font-size="18pt" fo:font-weight="bold" officeooo:rsid="001d50f1" officeooo:paragraph-rsid="001d50f1" style:font-name-asian="Comic Sans MS1" style:font-size-asian="18pt" style:font-weight-asian="bold" style:font-name-complex="Comic Sans MS1" style:font-size-complex="18pt"/>
    </style:style>
    <style:style style:name="P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mic Sans MS" fo:font-size="18pt" fo:font-weight="bold" style:font-name-asian="Comic Sans MS1" style:font-size-asian="18pt" style:font-weight-asian="bold" style:font-name-complex="Comic Sans MS1" style:font-size-complex="18pt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omic Sans MS" fo:font-size="18pt" fo:font-weight="bold" officeooo:rsid="0023f3b8" officeooo:paragraph-rsid="0023f3b8" style:font-name-asian="Comic Sans MS1" style:font-size-asian="18pt" style:font-weight-asian="bold" style:font-name-complex="Comic Sans MS1" style:font-size-complex="18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mic Sans MS" officeooo:paragraph-rsid="0025224f" style:font-name-asian="Comic Sans MS1" style:font-name-complex="Comic Sans MS1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Comic Sans MS" officeooo:paragraph-rsid="0025224f" style:font-name-asian="Comic Sans MS1" style:font-name-complex="Comic Sans MS1"/>
    </style:style>
    <style:style style:name="P8" style:family="paragraph" style:parent-style-name="Standard">
      <style:paragraph-properties fo:margin-left="2.54cm" fo:margin-right="0cm" fo:line-height="100%" fo:orphans="0" fo:widows="0" fo:text-indent="-0.635cm" style:auto-text-indent="false"/>
      <style:text-properties style:font-name="Comic Sans MS" fo:font-size="14pt" style:font-name-asian="Comic Sans MS1" style:font-size-asian="14pt" style:font-name-complex="Comic Sans MS1" style:font-size-complex="14pt"/>
    </style:style>
    <style:style style:name="P9" style:family="paragraph" style:parent-style-name="Text_20_body">
      <style:paragraph-properties fo:text-align="justify" style:justify-single-word="false"/>
      <style:text-properties officeooo:paragraph-rsid="0023f3b8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23f3b8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23f3b8"/>
    </style:style>
    <style:style style:name="T1" style:family="text">
      <style:text-properties style:font-name="Comic Sans MS" fo:font-size="18pt" fo:font-weight="bold" style:font-name-asian="Comic Sans MS1" style:font-size-asian="18pt" style:font-weight-asian="bold" style:font-name-complex="Comic Sans MS1" style:font-size-complex="18pt"/>
    </style:style>
    <style:style style:name="T2" style:family="text">
      <style:text-properties style:font-name="Comic Sans MS" fo:font-size="18pt" fo:font-weight="bold" officeooo:rsid="001d50f1" style:font-name-asian="Comic Sans MS1" style:font-size-asian="18pt" style:font-weight-asian="bold" style:font-name-complex="Comic Sans MS1" style:font-size-complex="18pt"/>
    </style:style>
    <style:style style:name="T3" style:family="text">
      <style:text-properties style:font-name="Comic Sans MS" fo:font-size="18pt" fo:font-weight="bold" officeooo:rsid="0023f3b8" style:font-name-asian="Comic Sans MS1" style:font-size-asian="18pt" style:font-weight-asian="bold" style:font-name-complex="Comic Sans MS1" style:font-size-complex="18pt"/>
    </style:style>
    <style:style style:name="T4" style:family="text">
      <style:text-properties officeooo:rsid="0023f3b8"/>
    </style:style>
    <style:style style:name="T5" style:family="text">
      <style:text-properties officeooo:rsid="0025224f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ize="16pt" fo:font-weight="bold" officeooo:rsid="0023f3b8" style:font-size-asian="16pt" style:font-weight-asian="bold" style:font-size-complex="16pt"/>
    </style:style>
    <style:style style:name="T9" style:family="text">
      <style:text-properties fo:font-size="16pt" fo:font-weight="bold" officeooo:rsid="0025224f" style:font-size-asian="16pt" style:font-weight-asian="bold" style:font-size-complex="16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runal H.Patadia</text:p>
      <text:p text:style-name="Standard"><text:span text:style-name="T1">Daily Report [</text:span><text:span text:style-name="T3">10</text:span><text:span text:style-name="T1">/</text:span><text:span text:style-name="T2">1/</text:span><text:span text:style-name="T1">2019]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4">Topic</text:p>
          </table:table-cell>
        </table:table-row>
        <table:table-row table:style-name="Table1.2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<text:span text:style-name="T6">Linux Essential <text:s text:c="31"/></text:span></text:p>
            <text:p text:style-name="P7"><text:span text:style-name="T9">Write </text:span><text:span text:style-name="T7">Shell </text:span><text:span text:style-name="T8">Script</text:span></text:p>
            <text:p text:style-name="P11">Writing Your First Script And Getting It To Work </text:p>
            <text:p text:style-name="P10">Editing The Scripts You Already Have </text:p>
            <text:p text:style-name="P12">Here Scripts </text:p>
            <text:p text:style-name="P12">Variables </text:p>
            <text:p text:style-name="P12">Command Substitution And Constants </text:p>
            <text:p text:style-name="P12">Shell Functions </text:p>
            <text:p text:style-name="P12">Some Real Work </text:p>
            <text:p text:style-name="P12">Flow Control - Part 1 </text:p>
            <text:p text:style-name="P12">Stay Out Of Trouble </text:p>
            <text:p text:style-name="P12">Keyboard Input And Arithmetic </text:p>
            <text:p text:style-name="P12">Flow Control - Part 2 </text:p>
            <text:p text:style-name="P12">Positional Parameters </text:p>
            <text:p text:style-name="P12">Flow Control - Part3 </text:p>
            <text:p text:style-name="P13">Errors And Signals And Traps (Oh My!) - Part 1 </text:p>
            <text:p text:style-name="P9">Errors And Signals And Traps (Oh My!) - Part 2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omic Sans MS" fo:font-family="'Comic Sans MS'" style:font-family-generic="roman" style:font-pitch="variable" fo:font-size="16pt" style:text-underline-style="none" fo:font-weight="bold"/>
    </style:style>
    <style:style style:name="ListLabel_20_2" style:display-name="ListLabel 2" style:family="text">
      <style:text-properties style:font-name="Verdana" fo:font-family="Verdana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18:52:50.563661201</dc:date>
    <meta:editing-duration>PT9M23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22" meta:word-count="84" meta:character-count="519" meta:non-whitespace-character-count="410"/>
  </office:meta>
</office:document-meta>
</file>